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Excel</text:p>
      <text:p text:style-name="Standard">
<text:a xmlns:text="text" xmlns:xlink="xlink" xlink:type="simple" xlink:href="../Excel.pptx">Excel.pptx</text:a>
</text:p>
      <text:h text:style-name="Heading_20_1" text:outline-level="1">Funkčnost</text:h>
      <text:h text:style-name="Heading_20_2" text:outline-level="2">Data</text:h>
      <text:h text:style-name="Heading_20_3" text:outline-level="3">Filtry</text:h>
      <text:h text:style-name="Heading_20_3" text:outline-level="3">Připojení dat</text:h>
      <text:h text:style-name="Heading_20_3" text:outline-level="3">Import / Export</text:h>
      <text:h text:style-name="Heading_20_4" text:outline-level="4">*.xml</text:h>
      <text:h text:style-name="Heading_20_4" text:outline-level="4">*.csv</text:h>
      <text:h text:style-name="Heading_20_4" text:outline-level="4">*.txt</text:h>
      <text:h text:style-name="Heading_20_3" text:outline-level="3">Analýza dat</text:h>
      <text:h text:style-name="Heading_20_3" text:outline-level="3">Výpočty</text:h>
      <text:h text:style-name="Heading_20_3" text:outline-level="3">Kontingenční tabulka</text:h>
      <text:h text:style-name="Heading_20_2" text:outline-level="2">Graf</text:h>
      <text:h text:style-name="Heading_20_2" text:outline-level="2">Grafika-</text:h>
      <text:h text:style-name="Heading_20_3" text:outline-level="3">Rovnice</text:h>
      <text:h text:style-name="Heading_20_3" text:outline-level="3">Symboly</text:h>
      <text:h text:style-name="Heading_20_3" text:outline-level="3">Textové pole</text:h>
      <text:h text:style-name="Heading_20_3" text:outline-level="3">Ilustrace</text:h>
      <text:h text:style-name="Heading_20_2" text:outline-level="2">Vzhled</text:h>
      <text:h text:style-name="Heading_20_3" text:outline-level="3">Principy vzhledu</text:h>
      <text:h text:style-name="Heading_20_1" text:outline-level="1">Nastavení</text:h>
      <text:h text:style-name="Heading_20_2" text:outline-level="2">Excelu</text:h>
      <text:h text:style-name="Heading_20_2" text:outline-level="2">Dokumentu</text:h>
      <text:h text:style-name="Heading_20_1" text:outline-level="1">Pojmy</text:h>
      <text:h text:style-name="Heading_20_2" text:outline-level="2">Zkratky</text:h>
      <text:h text:style-name="Heading_20_1" text:outline-level="1">Ovládání - Menu</text:h>
      <text:p text:style-name="Standard">
<text:a xmlns:text="text" xmlns:xlink="xlink" xlink:type="simple" xlink:href="../#ID_1735778077">#ID_1735778077</text:a>
</text:p>
      <text:h text:style-name="Heading_20_2" text:outline-level="2">Rychlý přístup</text:h>
      <text:h text:style-name="Heading_20_2" text:outline-level="2">Karta- Domů</text:h>
      <text:h text:style-name="Heading_20_2" text:outline-level="2">Karta- Vložení</text:h>
      <text:h text:style-name="Heading_20_2" text:outline-level="2">Karta- Rozložení stránky</text:h>
      <text:h text:style-name="Heading_20_2" text:outline-level="2">Karta- Vzorcer</text:h>
      <text:h text:style-name="Heading_20_2" text:outline-level="2">Karta- Data</text:h>
      <text:h text:style-name="Heading_20_2" text:outline-level="2">Karta- Revize</text:h>
      <text:h text:style-name="Heading_20_2" text:outline-level="2">Karta- Zobrazení</text:h>
      <text:h text:style-name="Heading_20_2" text:outline-level="2">Karta- Vývojář</text:h>
      <text:h text:style-name="Heading_20_2" text:outline-level="2">Karta- Doplňky</text:h>
      <text:h text:style-name="Heading_20_2" text:outline-level="2">Karta- Team</text:h>
      <text:h text:style-name="Heading_20_2" text:outline-level="2">Karta- Soubor</text:h>
      <text:h text:style-name="Heading_20_1" text:outline-level="1">Složení</text:h>
      <text:h text:style-name="Heading_20_2" text:outline-level="2">Dokument</text:h>
      <text:h text:style-name="Heading_20_2" text:outline-level="2">Sešit</text:h>
      <text:h text:style-name="Heading_20_2" text:outline-level="2">Buňka</text:h>
      <text:h text:style-name="Heading_20_3" text:outline-level="3">Adresa</text:h>
      <text:h text:style-name="Heading_20_4" text:outline-level="4">A1:C3</text:h>
      <text:h text:style-name="Heading_20_4" text:outline-level="4">$A$1:C3 </text:h>
      <text:h text:style-name="Heading_20_4" text:outline-level="4">Jméno</text:h>
      <text:h text:style-name="Heading_20_4" text:outline-level="4">Název seznamu</text:h>
      <text:p text:style-name="Standard">
      Pojmenování oblasti jako tabulka
    </text:p>
      <text:h text:style-name="Heading_20_3" text:outline-level="3">Hodnota</text:h>
      <text:h text:style-name="Heading_20_4" text:outline-level="4">číslo</text:h>
      <text:h text:style-name="Heading_20_4" text:outline-level="4">text</text:h>
      <text:h text:style-name="Heading_20_4" text:outline-level="4">logická</text:h>
      <text:h text:style-name="Heading_20_4" text:outline-level="4">chyba</text:h>
      <text:h text:style-name="Heading_20_3" text:outline-level="3">Formát</text:h>
      <text:h text:style-name="Heading_20_4" text:outline-level="4">Podmíněný formát</text:h>
      <text:h text:style-name="Heading_20_4" text:outline-level="4">Datum a čas</text:h>
      <text:h text:style-name="Heading_20_3" text:outline-level="3">Vzorec</text:h>
      <text:h text:style-name="Heading_20_4" text:outline-level="4">Funkce</text:h>
      <text:h text:style-name="Heading_20_4" text:outline-level="4">Vložené funkce</text:h>
      <text:h text:style-name="Heading_20_4" text:outline-level="4">Vlastní funkce</text:h>
      <text:h text:style-name="Heading_20_4" text:outline-level="4">Maticové operace</text:h>
      <text:h text:style-name="Heading_20_3" text:outline-level="3">Ověření</text:h>
      <text:h text:style-name="Heading_20_3" text:outline-level="3">Zámek</text:h>
      <text:h text:style-name="Heading_20_3" text:outline-level="3">Komentář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